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9ed25" officeooo:paragraph-rsid="0009ed25"/>
    </style:style>
    <style:style style:name="P2" style:family="paragraph" style:parent-style-name="Standard">
      <style:text-properties officeooo:rsid="0009ed25" officeooo:paragraph-rsid="0010d0a3"/>
    </style:style>
    <style:style style:name="P3" style:family="paragraph" style:parent-style-name="Standard">
      <style:text-properties officeooo:rsid="000bb615" officeooo:paragraph-rsid="000bb615"/>
    </style:style>
    <style:style style:name="P4" style:family="paragraph" style:parent-style-name="Standard">
      <style:text-properties style:text-position="0% 100%" fo:font-size="26pt" officeooo:rsid="0009ed25" officeooo:paragraph-rsid="0009ed25" style:font-size-asian="26pt" style:font-size-complex="26pt"/>
    </style:style>
    <style:style style:name="P5" style:family="paragraph" style:parent-style-name="Standard">
      <style:text-properties style:text-position="0% 100%" fo:font-size="16pt" officeooo:rsid="0009ed25" officeooo:paragraph-rsid="0009ed25" style:font-size-asian="16pt" style:font-size-complex="16pt"/>
    </style:style>
    <style:style style:name="P6" style:family="paragraph" style:parent-style-name="Standard">
      <style:paragraph-properties fo:break-before="page"/>
      <style:text-properties style:text-position="0% 100%" fo:font-size="16pt" officeooo:rsid="0009ed25" officeooo:paragraph-rsid="0009ed25" style:font-size-asian="16pt" style:font-size-complex="16pt"/>
    </style:style>
    <style:style style:name="P7" style:family="paragraph" style:parent-style-name="Standard">
      <style:text-properties style:text-position="0% 100%" fo:font-size="16pt" officeooo:rsid="001218bf" officeooo:paragraph-rsid="0009ed25" style:font-size-asian="16pt" style:font-size-complex="16pt"/>
    </style:style>
    <style:style style:name="P8" style:family="paragraph" style:parent-style-name="Standard">
      <style:paragraph-properties fo:break-before="page"/>
      <style:text-properties style:text-position="0% 100%" fo:font-size="16pt" officeooo:rsid="001b0cf2" officeooo:paragraph-rsid="001b0cf2" style:font-size-asian="16pt" style:font-size-complex="16pt"/>
    </style:style>
    <style:style style:name="P9" style:family="paragraph" style:parent-style-name="Standard">
      <style:text-properties style:text-position="0% 100%" fo:font-size="12pt" officeooo:rsid="001b0cf2" officeooo:paragraph-rsid="001b0cf2" style:font-size-asian="12pt" style:font-size-complex="12pt"/>
    </style:style>
    <style:style style:name="P10" style:family="paragraph" style:parent-style-name="Standard">
      <style:text-properties style:text-position="0% 100%" fo:font-size="12pt" officeooo:rsid="001bd9ef" officeooo:paragraph-rsid="001bd9ef" style:font-size-asian="12pt" style:font-size-complex="12pt"/>
    </style:style>
    <style:style style:name="P11" style:family="paragraph" style:parent-style-name="Standard">
      <style:text-properties style:text-position="0% 100%" fo:font-size="12pt" officeooo:rsid="001cd4b1" officeooo:paragraph-rsid="001cd4b1" style:font-size-asian="12pt" style:font-size-complex="12pt"/>
    </style:style>
    <style:style style:name="P12" style:family="paragraph" style:parent-style-name="Standard">
      <style:paragraph-properties fo:break-before="page"/>
      <style:text-properties style:text-position="0% 100%" fo:font-size="14pt" fo:font-weight="bold" officeooo:rsid="001b0cf2" officeooo:paragraph-rsid="001b0cf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fo:font-weight="bold" officeooo:rsid="0009ed25" officeooo:paragraph-rsid="0009ed25" style:font-weight-asian="bold" style:font-weight-complex="bold"/>
    </style:style>
    <style:style style:name="P14" style:family="paragraph" style:parent-style-name="Standard">
      <style:text-properties fo:font-weight="bold" officeooo:rsid="0009ed25" officeooo:paragraph-rsid="0009ed25" style:font-weight-asian="bold" style:font-weight-complex="bold"/>
    </style:style>
    <style:style style:name="P15" style:family="paragraph" style:parent-style-name="Standard">
      <style:text-properties fo:font-weight="bold" officeooo:rsid="000ea4d2" officeooo:paragraph-rsid="000ea4d2" style:font-weight-asian="bold" style:font-weight-complex="bold"/>
    </style:style>
    <style:style style:name="P16" style:family="paragraph" style:parent-style-name="Standard">
      <style:text-properties fo:font-weight="bold" officeooo:rsid="000ea4d2" officeooo:paragraph-rsid="000edef1" style:font-weight-asian="bold" style:font-weight-complex="bold"/>
    </style:style>
    <style:style style:name="P17" style:family="paragraph" style:parent-style-name="Standard">
      <style:text-properties fo:font-weight="bold" officeooo:rsid="000ea4d2" officeooo:paragraph-rsid="001a4de9" style:font-weight-asian="bold" style:font-weight-complex="bold"/>
    </style:style>
    <style:style style:name="P18" style:family="paragraph" style:parent-style-name="Standard">
      <style:text-properties fo:font-weight="bold" officeooo:rsid="000edef1" officeooo:paragraph-rsid="000edef1" style:font-weight-asian="bold" style:font-weight-complex="bold"/>
    </style:style>
    <style:style style:name="P19" style:family="paragraph" style:parent-style-name="Standard">
      <style:text-properties fo:font-weight="bold" officeooo:rsid="001db9bb" officeooo:paragraph-rsid="001db9bb" style:font-weight-asian="bold" style:font-weight-complex="bold"/>
    </style:style>
    <style:style style:name="P20" style:family="paragraph" style:parent-style-name="Standard">
      <style:text-properties fo:font-weight="bold" officeooo:rsid="001cff3f" officeooo:paragraph-rsid="001cff3f" style:font-weight-asian="bold" style:font-weight-complex="bold"/>
    </style:style>
    <style:style style:name="P21" style:family="paragraph" style:parent-style-name="Standard">
      <style:text-properties fo:font-weight="bold" officeooo:rsid="001cd4b1" officeooo:paragraph-rsid="001cd4b1" style:font-weight-asian="bold" style:font-weight-complex="bold"/>
    </style:style>
    <style:style style:name="P22" style:family="paragraph" style:parent-style-name="Standard">
      <style:text-properties officeooo:rsid="000e0d7b" officeooo:paragraph-rsid="000e0d7b"/>
    </style:style>
    <style:style style:name="P23" style:family="paragraph" style:parent-style-name="Standard">
      <style:text-properties officeooo:rsid="000ea4d2" officeooo:paragraph-rsid="000ea4d2"/>
    </style:style>
    <style:style style:name="P24" style:family="paragraph" style:parent-style-name="Standard">
      <style:text-properties fo:font-weight="normal" officeooo:rsid="000edef1" officeooo:paragraph-rsid="000edef1" style:font-weight-asian="normal" style:font-weight-complex="normal"/>
    </style:style>
    <style:style style:name="P25" style:family="paragraph" style:parent-style-name="Standard">
      <style:text-properties fo:font-weight="normal" officeooo:rsid="000ea4d2" officeooo:paragraph-rsid="000ea4d2" style:font-weight-asian="normal" style:font-weight-complex="normal"/>
    </style:style>
    <style:style style:name="P26" style:family="paragraph" style:parent-style-name="Standard">
      <style:text-properties fo:font-weight="normal" officeooo:rsid="000ea4d2" officeooo:paragraph-rsid="000edef1" style:font-weight-asian="normal" style:font-weight-complex="normal"/>
    </style:style>
    <style:style style:name="P27" style:family="paragraph" style:parent-style-name="Standard">
      <style:text-properties fo:font-weight="normal" officeooo:rsid="000ea4d2" officeooo:paragraph-rsid="001a4de9" style:font-weight-asian="normal" style:font-weight-complex="normal"/>
    </style:style>
    <style:style style:name="P28" style:family="paragraph" style:parent-style-name="Standard">
      <style:text-properties fo:font-weight="normal" officeooo:rsid="0015b90d" officeooo:paragraph-rsid="0015b90d" style:font-weight-asian="normal" style:font-weight-complex="normal"/>
    </style:style>
    <style:style style:name="P29" style:family="paragraph" style:parent-style-name="Standard">
      <style:text-properties fo:font-weight="normal" officeooo:rsid="0016583a" officeooo:paragraph-rsid="0016583a" style:font-weight-asian="normal" style:font-weight-complex="normal"/>
    </style:style>
    <style:style style:name="P30" style:family="paragraph" style:parent-style-name="Standard">
      <style:text-properties fo:font-weight="normal" officeooo:rsid="0018d341" officeooo:paragraph-rsid="0018d341" style:font-weight-asian="normal" style:font-weight-complex="normal"/>
    </style:style>
    <style:style style:name="P31" style:family="paragraph" style:parent-style-name="Standard">
      <style:text-properties fo:font-weight="normal" officeooo:rsid="001a4de9" officeooo:paragraph-rsid="001a4de9" style:font-weight-asian="normal" style:font-weight-complex="normal"/>
    </style:style>
    <style:style style:name="P32" style:family="paragraph" style:parent-style-name="Standard">
      <style:text-properties officeooo:rsid="0018d341" officeooo:paragraph-rsid="0018d341"/>
    </style:style>
    <style:style style:name="P33" style:family="paragraph" style:parent-style-name="Standard">
      <style:paragraph-properties fo:break-before="page"/>
      <style:text-properties fo:font-size="16pt" fo:font-weight="bold" officeooo:rsid="0009ed25" officeooo:paragraph-rsid="0009ed25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4pt" fo:font-weight="bold" officeooo:rsid="0009ed25" officeooo:paragraph-rsid="0009ed25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09ed25" officeooo:paragraph-rsid="0015b90d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1a4de9" officeooo:paragraph-rsid="001a4de9"/>
    </style:style>
    <style:style style:name="P37" style:family="paragraph" style:parent-style-name="Standard">
      <style:text-properties officeooo:rsid="000dd588" officeooo:paragraph-rsid="000dd588"/>
    </style:style>
    <style:style style:name="P38" style:family="paragraph" style:parent-style-name="Standard">
      <style:text-properties officeooo:rsid="001cd4b1" officeooo:paragraph-rsid="001cd4b1"/>
    </style:style>
    <style:style style:name="P39" style:family="paragraph" style:parent-style-name="Standard">
      <style:text-properties officeooo:rsid="001cff3f" officeooo:paragraph-rsid="001cff3f"/>
    </style:style>
    <style:style style:name="P40" style:family="paragraph" style:parent-style-name="Standard">
      <style:text-properties officeooo:rsid="001db9bb" officeooo:paragraph-rsid="001db9bb"/>
    </style:style>
    <style:style style:name="P41" style:family="paragraph" style:parent-style-name="Standard">
      <style:text-properties officeooo:rsid="001df323" officeooo:paragraph-rsid="001df323"/>
    </style:style>
    <style:style style:name="P42" style:family="paragraph" style:parent-style-name="Standard">
      <style:paragraph-properties fo:break-before="page"/>
      <style:text-properties style:text-position="0% 100%" fo:font-size="16pt" fo:font-weight="bold" officeooo:rsid="0009ed25" officeooo:paragraph-rsid="001cd4b1" style:font-size-asian="16pt" style:font-weight-asian="bold" style:font-size-complex="16pt" style:font-weight-complex="bold"/>
    </style:style>
    <style:style style:name="P43" style:family="paragraph" style:parent-style-name="Standard">
      <style:text-properties fo:font-weight="bold" officeooo:rsid="001df323" officeooo:paragraph-rsid="001df323" style:font-weight-asian="bold" style:font-weight-complex="bold"/>
    </style:style>
    <style:style style:name="P44" style:family="paragraph" style:parent-style-name="Standard">
      <style:text-properties fo:font-weight="bold" officeooo:rsid="0021e16f" officeooo:paragraph-rsid="0021e16f" style:font-weight-asian="bold" style:font-weight-complex="bold"/>
    </style:style>
    <style:style style:name="P45" style:family="paragraph" style:parent-style-name="Standard">
      <style:text-properties fo:font-weight="bold" officeooo:rsid="00224501" officeooo:paragraph-rsid="00224501" style:font-weight-asian="bold" style:font-weight-complex="bold"/>
    </style:style>
    <style:style style:name="P46" style:family="paragraph" style:parent-style-name="Standard">
      <style:text-properties fo:font-weight="bold" officeooo:rsid="0022ee6f" officeooo:paragraph-rsid="0022ee6f" style:font-weight-asian="bold" style:font-weight-complex="bold"/>
    </style:style>
    <style:style style:name="P47" style:family="paragraph" style:parent-style-name="Standard">
      <style:text-properties officeooo:rsid="001df323" officeooo:paragraph-rsid="001df323"/>
    </style:style>
    <style:style style:name="P48" style:family="paragraph" style:parent-style-name="Standard">
      <style:text-properties officeooo:rsid="001db9bb" officeooo:paragraph-rsid="001fac13"/>
    </style:style>
    <style:style style:name="P49" style:family="paragraph" style:parent-style-name="Standard">
      <style:text-properties officeooo:rsid="00200636" officeooo:paragraph-rsid="00200636"/>
    </style:style>
    <style:style style:name="P50" style:family="paragraph" style:parent-style-name="Standard">
      <style:text-properties officeooo:rsid="0020c3d6" officeooo:paragraph-rsid="0020c3d6"/>
    </style:style>
    <style:style style:name="P51" style:family="paragraph" style:parent-style-name="Standard">
      <style:paragraph-properties fo:break-before="page"/>
      <style:text-properties fo:color="#3465a4" loext:opacity="100%" fo:font-weight="bold" officeooo:rsid="001fac13" officeooo:paragraph-rsid="001fac13" style:font-weight-asian="bold" style:font-weight-complex="bold"/>
    </style:style>
    <style:style style:name="P52" style:family="paragraph" style:parent-style-name="Standard">
      <style:text-properties fo:color="#3465a4" loext:opacity="100%" fo:font-weight="bold" officeooo:rsid="001fac13" officeooo:paragraph-rsid="001fac13" style:font-weight-asian="bold" style:font-weight-complex="bold"/>
    </style:style>
    <style:style style:name="P53" style:family="paragraph" style:parent-style-name="Standard">
      <style:paragraph-properties fo:break-before="page"/>
      <style:text-properties fo:color="#3465a4" loext:opacity="100%" fo:font-weight="bold" officeooo:rsid="00287525" officeooo:paragraph-rsid="00287525" style:font-weight-asian="bold" style:font-weight-complex="bold"/>
    </style:style>
    <style:style style:name="P54" style:family="paragraph" style:parent-style-name="Standard">
      <style:text-properties fo:color="#3465a4" loext:opacity="100%" fo:font-weight="bold" officeooo:rsid="00287525" officeooo:paragraph-rsid="00287525" style:font-weight-asian="bold" style:font-weight-complex="bold"/>
    </style:style>
    <style:style style:name="P55" style:family="paragraph" style:parent-style-name="Standard">
      <style:text-properties officeooo:rsid="0021e16f" officeooo:paragraph-rsid="0021e16f"/>
    </style:style>
    <style:style style:name="P56" style:family="paragraph" style:parent-style-name="Standard">
      <style:text-properties officeooo:rsid="00224501" officeooo:paragraph-rsid="00224501"/>
    </style:style>
    <style:style style:name="P57" style:family="paragraph" style:parent-style-name="Standard">
      <style:text-properties officeooo:rsid="00224501" officeooo:paragraph-rsid="0023f116"/>
    </style:style>
    <style:style style:name="P58" style:family="paragraph" style:parent-style-name="Standard">
      <style:text-properties officeooo:rsid="0022ee6f" officeooo:paragraph-rsid="0022ee6f"/>
    </style:style>
    <style:style style:name="P59" style:family="paragraph" style:parent-style-name="Standard">
      <style:paragraph-properties fo:break-before="page"/>
      <style:text-properties officeooo:rsid="0025e109" officeooo:paragraph-rsid="0025e109"/>
    </style:style>
    <style:style style:name="P60" style:family="paragraph" style:parent-style-name="Standard">
      <style:text-properties officeooo:rsid="0025e109" officeooo:paragraph-rsid="0025e109"/>
    </style:style>
    <style:style style:name="P61" style:family="paragraph" style:parent-style-name="Standard">
      <style:text-properties officeooo:rsid="002756b6" officeooo:paragraph-rsid="002756b6"/>
    </style:style>
    <style:style style:name="P62" style:family="paragraph" style:parent-style-name="Standard">
      <style:text-properties fo:font-size="14pt" style:text-underline-style="solid" style:text-underline-width="auto" style:text-underline-color="font-color" officeooo:rsid="0025e109" officeooo:paragraph-rsid="0025e109" style:font-size-asian="14pt" style:font-size-complex="14pt"/>
    </style:style>
    <style:style style:name="P63" style:family="paragraph" style:parent-style-name="Standard">
      <style:text-properties fo:color="#000000" loext:opacity="100%" fo:font-weight="normal" officeooo:rsid="00287525" officeooo:paragraph-rsid="00287525" style:font-weight-asian="normal" style:font-weight-complex="normal"/>
    </style:style>
    <style:style style:name="P64" style:family="paragraph" style:parent-style-name="Standard">
      <style:text-properties fo:color="#000000" loext:opacity="100%" fo:font-weight="normal" officeooo:rsid="001fac13" officeooo:paragraph-rsid="001fac13" style:font-weight-asian="normal" style:font-weight-complex="normal"/>
    </style:style>
    <style:style style:name="P65" style:family="paragraph" style:parent-style-name="Standard">
      <style:text-properties fo:color="#000000" loext:opacity="100%" fo:font-weight="normal" officeooo:rsid="002968ab" officeooo:paragraph-rsid="002968ab" style:font-weight-asian="normal" style:font-weight-complex="normal"/>
    </style:style>
    <style:style style:name="P66" style:family="paragraph" style:parent-style-name="Standard">
      <style:text-properties fo:color="#000000" loext:opacity="100%" fo:font-weight="normal" officeooo:rsid="002ac968" officeooo:paragraph-rsid="002ac968" style:font-weight-asian="normal" style:font-weight-complex="normal"/>
    </style:style>
    <style:style style:name="P67" style:family="paragraph" style:parent-style-name="Standard">
      <style:text-properties fo:color="#000000" loext:opacity="100%" fo:font-weight="bold" officeooo:rsid="00287525" officeooo:paragraph-rsid="00287525" style:font-weight-asian="bold" style:font-weight-complex="bold"/>
    </style:style>
    <style:style style:name="P68" style:family="paragraph" style:parent-style-name="Standard">
      <style:text-properties fo:color="#000000" loext:opacity="100%" fo:font-weight="bold" officeooo:rsid="002968ab" officeooo:paragraph-rsid="002968ab" style:font-weight-asian="bold" style:font-weight-complex="bold"/>
    </style:style>
    <style:style style:name="P69" style:family="paragraph" style:parent-style-name="Standard">
      <style:text-properties fo:color="#000000" loext:opacity="100%" fo:font-weight="bold" officeooo:rsid="002ac968" officeooo:paragraph-rsid="002ac968" style:font-weight-asian="bold" style:font-weight-complex="bold"/>
    </style:style>
    <style:style style:name="P70" style:family="paragraph" style:parent-style-name="Standard">
      <style:text-properties fo:color="#000000" loext:opacity="100%" fo:font-size="14pt" fo:font-weight="bold" officeooo:rsid="00287525" officeooo:paragraph-rsid="00287525" style:font-size-asian="14pt" style:font-weight-asian="bold" style:font-size-complex="14pt" style:font-weight-complex="bold"/>
    </style:style>
    <style:style style:name="T1" style:family="text">
      <style:text-properties officeooo:rsid="000bb615"/>
    </style:style>
    <style:style style:name="T2" style:family="text">
      <style:text-properties officeooo:rsid="000c4a94"/>
    </style:style>
    <style:style style:name="T3" style:family="text">
      <style:text-properties officeooo:rsid="000dd588"/>
    </style:style>
    <style:style style:name="T4" style:family="text">
      <style:text-properties officeooo:rsid="000e0d7b"/>
    </style:style>
    <style:style style:name="T5" style:family="text">
      <style:text-properties officeooo:rsid="0010d0a3"/>
    </style:style>
    <style:style style:name="T6" style:family="text">
      <style:text-properties officeooo:rsid="0015b90d"/>
    </style:style>
    <style:style style:name="T7" style:family="text">
      <style:text-properties officeooo:rsid="0016583a"/>
    </style:style>
    <style:style style:name="T8" style:family="text">
      <style:text-properties officeooo:rsid="001a4de9"/>
    </style:style>
    <style:style style:name="T9" style:family="text">
      <style:text-properties officeooo:rsid="001cd4b1"/>
    </style:style>
    <style:style style:name="T10" style:family="text">
      <style:text-properties officeooo:rsid="001cff3f"/>
    </style:style>
    <style:style style:name="T11" style:family="text">
      <style:text-properties officeooo:rsid="001db9bb"/>
    </style:style>
    <style:style style:name="T12" style:family="text">
      <style:text-properties officeooo:rsid="0020c3d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c3d6" style:font-weight-asian="bold" style:font-weight-complex="bold"/>
    </style:style>
    <style:style style:name="T15" style:family="text">
      <style:text-properties fo:font-weight="bold" officeooo:rsid="00276bed" style:font-weight-asian="bold" style:font-weight-complex="bold"/>
    </style:style>
    <style:style style:name="T16" style:family="text">
      <style:text-properties fo:font-weight="bold" officeooo:rsid="002756b6" style:font-weight-asian="bold" style:font-weight-complex="bold"/>
    </style:style>
    <style:style style:name="T17" style:family="text">
      <style:text-properties officeooo:rsid="0022ee6f"/>
    </style:style>
    <style:style style:name="T18" style:family="text">
      <style:text-properties officeooo:rsid="002756b6"/>
    </style:style>
    <style:style style:name="T19" style:family="text">
      <style:text-properties officeooo:rsid="002968ab"/>
    </style:style>
    <style:style style:name="T20" style:family="text">
      <style:text-properties officeooo:rsid="002ac9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cole 42 Nice</text:p>
      <text:p text:style-name="P1"/>
      <text:p text:style-name="P7"/>
      <text:p text:style-name="P5"/>
      <text:p text:style-name="P8">Methode pour réussir le tronc commun de l’école 42</text:p>
      <text:p text:style-name="P9"/>
      <text:p text:style-name="P9">- Ne pas se comparer : ne pas chercher a aller plus vite,</text:p>
      <text:p text:style-name="P9"/>
      <text:p text:style-name="P9">Tous les jours : </text:p>
      <text:p text:style-name="P9">- noter les nouvelles choses apprises,</text:p>
      <text:p text:style-name="P9">- corriger une ou deux personnes,</text:p>
      <text:p text:style-name="P12">To do list</text:p>
      <text:p text:style-name="P9"/>
      <text:p text:style-name="P10">- Revoir les listes chainées</text:p>
      <text:p text:style-name="P10">- Revoir les fonctions en string et mémoire,</text:p>
      <text:p text:style-name="P10"/>
      <text:p text:style-name="P11">Vendredi 21 novembre :</text:p>
      <text:p text:style-name="P11">* matin</text:p>
      <text:p text:style-name="P11">- étudier le sujet get next line,</text:p>
      <text:p text:style-name="P11">- acquerir les connaisances sur internet,</text:p>
      <text:p text:style-name="P11">* aprem</text:p>
      <text:p text:style-name="P11">- se faire corriger la libft</text:p>
      <text:p text:style-name="P11">- enregistrer pour passer l’exam et corriger des gens</text:p>
      <text:p text:style-name="P11"/>
      <text:p text:style-name="P11"/>
      <text:p text:style-name="P11"/>
      <text:p text:style-name="P6">Milestone 0 </text:p>
      <text:p text:style-name="P2">- libft : <text:span text:style-name="T5">estimation 70h (3 au 2</text:span><text:span text:style-name="T6">1</text:span><text:span text:style-name="T5"> novembre 2025 / réel ... h)</text:span></text:p>
      <text:p text:style-name="P1"/>
      <text:p text:style-name="P5">Milestone 1</text:p>
      <text:p text:style-name="P2">- get_next_line : <text:span text:style-name="T5">estimation 70h</text:span></text:p>
      <text:p text:style-name="P2">- ft_printf : <text:span text:style-name="T5">estimation 70h</text:span></text:p>
      <text:p text:style-name="P2">- born2beroot : <text:span text:style-name="T5">estimation 40h</text:span></text:p>
      <text:p text:style-name="P1"/>
      <text:p text:style-name="P5">Milestone 2</text:p>
      <text:p text:style-name="P1"/>
      <text:p text:style-name="P5">Milestone 3</text:p>
      <text:p text:style-name="P1"/>
      <text:p text:style-name="P5">Milestone 4</text:p>
      <text:p text:style-name="P1"/>
      <text:p text:style-name="P5">Milestone 5</text:p>
      <text:p text:style-name="P1"/>
      <text:p text:style-name="P5">Milestone 6</text:p>
      <text:p text:style-name="P1"/>
      <text:p text:style-name="P5">Milestone 7</text:p>
      <text:p text:style-name="P1"/>
      <text:p text:style-name="P33">Milestone 0 - libft</text:p>
      <text:p text:style-name="P1"/>
      <text:p text:style-name="P1">Introdution :</text:p>
      <text:p text:style-name="P1">L’objectif est de reecrire des fonctions, creer une librairie et un Makefile.</text:p>
      <text:p text:style-name="P1"/>
      <text:p text:style-name="P34">Fonctions :</text:p>
      <text:p text:style-name="P32"/>
      <text:p text:style-name="P34">Fonctions Memory</text:p>
      <text:p text:style-name="P14"/>
      <text:p text:style-name="P24">Les fonctions mem sont des fonctions de manipulation de mémoire.</text:p>
      <text:p text:style-name="P24"/>
      <text:p text:style-name="P15">ft_memset</text:p>
      <text:p text:style-name="P28">void<text:tab/>*ft_memset(void *s, int c, size_t n)</text:p>
      <text:p text:style-name="P28">initialisation d’une zone de mémoire pointée par s avec l’octet c</text:p>
      <text:p text:style-name="P28"/>
      <text:p text:style-name="P15">ft_memcmp</text:p>
      <text:p text:style-name="P30">comme strcmp</text:p>
      <text:p text:style-name="P30">int<text:tab/>ft_memcmp(const void *s1, const void *s2, size_t n)</text:p>
      <text:p text:style-name="P30">compare les n premiers octets entre la zone de memoire s1 et la zone de memoire s2;</text:p>
      <text:p text:style-name="P30">0 si les zones sont identiques</text:p>
      <text:p text:style-name="P30">autre : différence entre les premiers octets de chaque mémoire</text:p>
      <text:p text:style-name="P25"/>
      <text:p text:style-name="P15">ft_memcpy</text:p>
      <text:p text:style-name="P29">void<text:tab/>*ft_memcpy(void *p1, const void *p2, size_t n)</text:p>
      <text:p text:style-name="P29">copie les n premiers octets de la zone mémoire p2 sur la zone mémoire p1,</text:p>
      <text:p text:style-name="P29">les zones ne doivent pas se chevaucher,</text:p>
      <text:p text:style-name="P29"/>
      <text:p text:style-name="P15">ft_memmove</text:p>
      <text:p text:style-name="P30">void *ft_memmove(void *dest, const void *src, size_t n)</text:p>
      <text:p text:style-name="P30">copie les n premiers octets de la zone memoire src sur la zone mémoire dest en gerant les chevauchements de memeoire</text:p>
      <text:p text:style-name="P30"/>
      <text:p text:style-name="P15">ft_memchr</text:p>
      <text:p text:style-name="P30">void *ft_memchr (const void *s, int c, size_t n)</text:p>
      <text:p text:style-name="P30">recherche l’occurence de l’octet c dans les n premiers caracteres de la zone de mémoire s</text:p>
      <text:p text:style-name="P26"/>
      <text:p text:style-name="P16">ft_bzero</text:p>
      <text:p text:style-name="P28">void<text:tab/>ft_bzero(void *s, size_t n)</text:p>
      <text:p text:style-name="P28">initialisation a 0 de la zone de mémoire pointée par s sur <text:span text:style-name="T7">les </text:span>n octets,</text:p>
      <text:p text:style-name="P28"/>
      <text:p text:style-name="P18">ft_calloc</text:p>
      <text:p text:style-name="P36">void<text:tab/>*ft_calloc(size_t count, size_t size)</text:p>
      <text:p text:style-name="P36">remplace malloc pour initialiser a 0,</text:p>
      <text:p text:style-name="P36"/>
      <text:p text:style-name="P34">Fonctions String</text:p>
      <text:p text:style-name="P25">ft_strlen</text:p>
      <text:p text:style-name="P25">ft_strlcy</text:p>
      <text:p text:style-name="P25">ft_strlcat</text:p>
      <text:p text:style-name="P25">ft_strchr</text:p>
      <text:p text:style-name="P25">ft_strrchr</text:p>
      <text:p text:style-name="P25">ft_strncmp</text:p>
      <text:p text:style-name="P25"><text:soft-page-break/>ft_strnstr</text:p>
      <text:p text:style-name="P25">ft_strdup<text:line-break/>ft_substr</text:p>
      <text:p text:style-name="P25">ft_strjoin</text:p>
      <text:p text:style-name="P25">ft_strtrim</text:p>
      <text:p text:style-name="P25">ft_split</text:p>
      <text:p text:style-name="P25">ft_strmapi</text:p>
      <text:p text:style-name="P25">ft_striteri</text:p>
      <text:p text:style-name="P15"/>
      <text:p text:style-name="P34">Fonctions Print</text:p>
      <text:p text:style-name="P25">ft_putchar_fd</text:p>
      <text:p text:style-name="P25">ft_putstr_fd</text:p>
      <text:p text:style-name="P25">ft_putnbr_fd</text:p>
      <text:p text:style-name="P25">ft_putendl_fd</text:p>
      <text:p text:style-name="P15"/>
      <text:p text:style-name="P35">Fonctions Char</text:p>
      <text:p text:style-name="P23">ft_isalpha</text:p>
      <text:p text:style-name="P23">ft_isdigit</text:p>
      <text:p text:style-name="P23">ft_isalnum</text:p>
      <text:p text:style-name="P23">ft_isascii</text:p>
      <text:p text:style-name="P23">ft_isprint</text:p>
      <text:p text:style-name="P23">ft_toupper</text:p>
      <text:p text:style-name="P23">ft_tolower</text:p>
      <text:p text:style-name="P23"/>
      <text:p text:style-name="P35">Fonctions conversion</text:p>
      <text:p text:style-name="P25"/>
      <text:p text:style-name="P15">ft_atoi</text:p>
      <text:p text:style-name="P25">int<text:tab/>f<text:span text:style-name="T8">t</text:span>_atoi(const char *str)</text:p>
      <text:p text:style-name="P31">convertir une chaine de caracteres en un integer</text:p>
      <text:p text:style-name="P27"/>
      <text:p text:style-name="P17">ft_itoa</text:p>
      <text:p text:style-name="P31">char<text:tab/>*ft_itoa(int n)</text:p>
      <text:p text:style-name="P31">convertir un integer en une chaine de caracteres</text:p>
      <text:p text:style-name="P15"/>
      <text:p text:style-name="P15"/>
      <text:p text:style-name="P15"/>
      <text:p text:style-name="P15"/>
      <text:p text:style-name="P13">Fonctions Listes chainee<text:span text:style-name="T4">es</text:span></text:p>
      <text:p text:style-name="P1"/>
      <text:p text:style-name="P22">Les fonctions operent sur une liste chainee representee par une structure.</text:p>
      <text:p text:style-name="P22"/>
      <text:p text:style-name="P22">Deux parties :</text:p>
      <text:p text:style-name="P22">* content : permet de stockée une ou plusieurs données (pointeur de type void *)</text:p>
      <text:p text:style-name="P22">* next : pointeur vers le noeud suivant de la liste chainée, le pointeur du dernier noeud est null afin d’indiquer la fin de la liste chainée</text:p>
      <text:p text:style-name="P1"/>
      <text:p text:style-name="P1">- ft_lstnew</text:p>
      <text:p text:style-name="P3">alloue de la memoire et retourne un nouveau noeud</text:p>
      <text:p text:style-name="P3">le contenu du noeud est en parametre de la fonction</text:p>
      <text:p text:style-name="P3">la variable next est initialisee a NULL</text:p>
      <text:p text:style-name="P3"/>
      <text:p text:style-name="P1">- ft_lstadd_front</text:p>
      <text:p text:style-name="P1">ajout d’un <text:span text:style-name="T3">noeud</text:span> au début de la <text:span text:style-name="T2">liste </text:span>chainée</text:p>
      <text:p text:style-name="P1"/>
      <text:p text:style-name="P1">- ft_lstadd_back</text:p>
      <text:p text:style-name="P1">ajout d’<text:span text:style-name="T3">un noeud</text:span> a la fin de la <text:span text:style-name="T2">liste</text:span> chainée</text:p>
      <text:p text:style-name="P1"/>
      <text:p text:style-name="P1">- ft_lstsize</text:p>
      <text:p text:style-name="P1"><text:span text:style-name="T3">compte le nombre de noeuds</text:span> dans la <text:span text:style-name="T2">liste </text:span>chainée</text:p>
      <text:p text:style-name="P1"/>
      <text:p text:style-name="P1">- ft_lstlast</text:p>
      <text:p text:style-name="P3">retourne l<text:span text:style-name="T3">e dernier noeud </text:span>de la <text:span text:style-name="T2">liste</text:span> chainée</text:p>
      <text:p text:style-name="P3"/>
      <text:p text:style-name="P1">- ft_lstdelone</text:p>
      <text:p text:style-name="P3">supprimer <text:span text:style-name="T3">et libere un </text:span>noeud d<text:span text:style-name="T3">e la</text:span> <text:span text:style-name="T2">liste</text:span> chainée</text:p>
      <text:p text:style-name="P3"/>
      <text:p text:style-name="P1">- ft_lstclear</text:p>
      <text:p text:style-name="P3">supprime <text:span text:style-name="T3">et libere toute la liste chainee</text:span></text:p>
      <text:p text:style-name="P3"/>
      <text:p text:style-name="P1">- ft_lstiter</text:p>
      <text:p text:style-name="P1">applique une fonction a<text:span text:style-name="T1">u contenut de chaque</text:span> noeud de la <text:span text:style-name="T2">liste</text:span> <text:span text:style-name="T1">chainee</text:span></text:p>
      <text:p text:style-name="P1"/>
      <text:p text:style-name="P1">- ft_lstmap</text:p>
      <text:p text:style-name="P37">crée une nouvelle liste en appliquant la fonction f a chaque noeud</text:p>
      <text:p text:style-name="P37"/>
      <text:p text:style-name="P37"/>
      <text:p text:style-name="P42">Milestone 1 - get_next_line</text:p>
      <text:p text:style-name="P1"/>
      <text:p text:style-name="P21">Objectif :</text:p>
      <text:p text:style-name="P1">- <text:span text:style-name="T9">apprentissage des variables statiques</text:span></text:p>
      <text:p text:style-name="P1"/>
      <text:p text:style-name="P21">Tache a réaliser :</text:p>
      <text:p text:style-name="P38">- <text:span text:style-name="T10">créer deux fichiers .c : get_next_line.c et get_next_line_utils.c</text:span></text:p>
      <text:p text:style-name="P38">- <text:span text:style-name="T10">creer un fichier header .h : get_next_line.h</text:span></text:p>
      <text:p text:style-name="P38">- <text:span text:style-name="T10">fonction a créer : get_next_line</text:span></text:p>
      <text:p text:style-name="P38">- <text:span text:style-name="T10">prototype : char *get_next_line(int fd)</text:span></text:p>
      <text:p text:style-name="P38">- <text:span text:style-name="T10">fonctions externes a utiliser : read, malloc, free</text:span></text:p>
      <text:p text:style-name="P38"/>
      <text:p text:style-name="P20">Objectif :</text:p>
      <text:p text:style-name="P39">- écrire une fonction qui retourne une ligne lu d’un file descriptor</text:p>
      <text:p text:style-name="P39">- appels répétées (utiliser une boucle), ligne par ligne</text:p>
      <text:p text:style-name="P39">- lecture du texte pointée par le file descriptor,</text:p>
      <text:p text:style-name="P39">- <text:span text:style-name="T11">le retour a la ligne doit inclure le caractere de fin \n, sauf que le fichier se termine et qu’il n’y est pas de \n</text:span></text:p>
      <text:p text:style-name="P40">- connaitre les variables statiques,</text:p>
      <text:p text:style-name="P40">- compilation : ajouter -D BUFFER_SIZE=n (va definir le buffer size for read ()</text:p>
      <text:p text:style-name="P40">- compilation</text:p>
      <text:p text:style-name="P40">cc -Wall -Wextra -Werror -D BUFFER_SIZE=42 &lt;files&gt;.c</text:p>
      <text:p text:style-name="P40">- get_next_line : comportement indefini sir le fichier associe avec le file descriptor est modifie apres le denier appel (alors que read() n’a pas atteing la fin du fichier)</text:p>
      <text:p text:style-name="P40">- get_next_line : comportement indéfini lors de la lecture d’un fichier binaire</text:p>
      <text:p text:style-name="P40">- fonction marche pour BUFFER_SIZE 9999 ou 1 ou 100000</text:p>
      <text:p text:style-name="P40">- lire le moins de données possibles lorsque la fonction est appellée</text:p>
      <text:p text:style-name="P40"/>
      <text:p text:style-name="P19">Interdiction :</text:p>
      <text:p text:style-name="P40">- interdiction d’utiliser libft,</text:p>
      <text:p text:style-name="P40">- lseek interdit,</text:p>
      <text:p text:style-name="P40">- variables gobales sont interdites</text:p>
      <text:p text:style-name="P40"/>
      <text:p text:style-name="P43">Bonus :</text:p>
      <text:p text:style-name="P41">- développer get_next_line() en utilisant seulement une variable static</text:p>
      <text:p text:style-name="P41">- get_next_line() peut gerer plusieurs file descriptors au meme moment</text:p>
      <text:p text:style-name="P41">- ajouter _bonus.c aux fichiers bonus,</text:p>
      <text:p text:style-name="P41">- 3 nouveaux fichiers a retourner :</text:p>
      <text:p text:style-name="P41">get_next_line_bonus.c</text:p>
      <text:p text:style-name="P41">get_next_line_bonus.h</text:p>
      <text:p text:style-name="P41">get_next_line_utils_bonus.c</text:p>
      <text:p text:style-name="P41"/>
      <text:p text:style-name="P41"/>
      <text:p text:style-name="P53">Get_next_line</text:p>
      <text:p text:style-name="P54"/>
      <text:p text:style-name="P63"/>
      <text:p text:style-name="P70">char *get_next_line(int fd)</text:p>
      <text:p text:style-name="P70"/>
      <text:p text:style-name="P63">ecrire une fonction qui renvoie une ligne lue depuis un file descriptor,</text:p>
      <text:p text:style-name="P63">retour : </text:p>
      <text:p text:style-name="P63">* comportement correct : ligne lue (1ere ligne)</text:p>
      <text:p text:style-name="P63">* NULL : plus rien a lire ou erreur</text:p>
      <text:p text:style-name="P63">fonctions externes : read, malloc et free,</text:p>
      <text:p text:style-name="P63"/>
      <text:p text:style-name="P63">- rappeler la fonction pour lire toutes les lignes</text:p>
      <text:p text:style-name="P63"/>
      <text:p text:style-name="P67">- <text:span text:style-name="T19">read : ssize_t read(int fildes, void *buf, size_t nbyte)</text:span></text:p>
      <text:p text:style-name="P65">lire dans un fichier et stocker ce auelle a lu dans une variable *buf,</text:p>
      <text:p text:style-name="P65">la fonction garde en mémoire la derniere lettre lue,</text:p>
      <text:p text:style-name="P65">renvoie le nombre de byte quelle a reussi a lire (5 bytes ou 0 si c’est la fin)</text:p>
      <text:p text:style-name="P65"/>
      <text:p text:style-name="P68">- récuperer <text:span text:style-name="T20">le texte </text:span>dans une variable stash (reserve<text:span text:style-name="T20">)</text:span></text:p>
      <text:p text:style-name="P65">* soit on peut stocker dans une chaine de caracteres</text:p>
      <text:p text:style-name="P65">* soit dans une liste chainée</text:p>
      <text:p text:style-name="P66">rechercher un retour a la ligne,</text:p>
      <text:p text:style-name="P66">ajouter dans stash, </text:p>
      <text:p text:style-name="P66">line : on extrait les caracteres et le dernier retour a la ligne,</text:p>
      <text:p text:style-name="P66">free (stash)</text:p>
      <text:p text:style-name="P66"/>
      <text:p text:style-name="P69">- utiliser variable static avec stash pour garder les données,</text:p>
      <text:p text:style-name="P65">- taille du buffer définit a la compilation, </text:p>
      <text:p text:style-name="P63">- <text:span text:style-name="T19">variable statique,</text:span></text:p>
      <text:p text:style-name="P65">- open (),</text:p>
      <text:p text:style-name="P64"/>
      <text:p text:style-name="P64"/>
      <text:p text:style-name="P52"/>
      <text:p text:style-name="P51">Informations – <text:span text:style-name="T12">gestion des fichiers</text:span></text:p>
      <text:p text:style-name="P48"/>
      <text:p text:style-name="P49">-<text:span text:style-name="T12">a</text:span>cces aux fichiers par une memoire tampon (buffer)</text:p>
      <text:p text:style-name="P49"/>
      <text:p text:style-name="P49">- <text:span text:style-name="T12">informations nécessaires pour manipuler un fichier :</text:span></text:p>
      <text:p text:style-name="P49">* <text:span text:style-name="T12">adresse de la mémoire tampon oú se situe le fichier,</text:span></text:p>
      <text:p text:style-name="P49">* <text:span text:style-name="T12">position de la tete de lecture,</text:span></text:p>
      <text:p text:style-name="P50">* mode d’acces au fichier (lecture ou ecriture)</text:p>
      <text:p text:style-name="P50"/>
      <text:p text:style-name="P49">- <text:span text:style-name="T12">infos rassemblés dans une structure de type FILE* défini dans stdio.h</text:span></text:p>
      <text:p text:style-name="P49">- <text:span text:style-name="T12">objet de type FILES* ou stream : flot de données,</text:span></text:p>
      <text:p text:style-name="P49"/>
      <text:p text:style-name="P49">-<text:span text:style-name="T13"> </text:span><text:span text:style-name="T14">étapes :</text:span></text:p>
      <text:p text:style-name="P49">* <text:span text:style-name="T12">fonction fopen (nom du fichier en argument) et initialise le flot de données,</text:span></text:p>
      <text:p text:style-name="P49">* <text:span text:style-name="T12">stream : utilisé lors de la lecture et l’écriture,</text:span></text:p>
      <text:p text:style-name="P49">* <text:span text:style-name="T12">fonction fclose : apres la lecture, annulation de la liaison entre le fichier et le flot de données avec la fonction fclose,</text:span></text:p>
      <text:p text:style-name="P49"/>
      <text:p text:style-name="P49"><text:span text:style-name="T13">- </text:span><text:span text:style-name="T14">fopen:</text:span></text:p>
      <text:p text:style-name="P55">fopen(“nom_fichier”, “mode”) – valeur retournée : flot de données,</text:p>
      <text:p text:style-name="P55">si probleme dans l’exécution, retour valeur NULLE,</text:p>
      <text:p text:style-name="P55">1er argument : nom du fichier (peut se faire définir par #define), chaine de caracteres,</text:p>
      <text:p text:style-name="P55">2eme argument : mode d’acces du fichier (différence selon le type de fichier,</text:p>
      <text:p text:style-name="P55">*<text:tab/>fichiers textes : caracteres de controle (retour a la ligne) interprétes lors de la lecture et ecriture</text:p>
      <text:p text:style-name="P55">*<text:tab/>fichiers binaires : caracteres de controle non interpretes,</text:p>
      <text:p text:style-name="P55"/>
      <text:p text:style-name="P44">mode d’acces : </text:p>
      <text:p text:style-name="P55">r : ouverture d’un fichier en lecture <text:s/>/ rb : fichier binaire</text:p>
      <text:p text:style-name="P55">w : ouverture d’un fichier en ecriture / wb : fichier binaire</text:p>
      <text:p text:style-name="P55">a : ouverture d’un fichier en écriture a la fin / ab : fichier binaire</text:p>
      <text:p text:style-name="P55">r+ : ouverture d’un fichier en lecture – écriture / r+b fichier binaire</text:p>
      <text:p text:style-name="P55">w+ : ouverture d’un fichier en lecture – écriture / w+b fichier binaire</text:p>
      <text:p text:style-name="P55">a+ : ouverture d’un fichier en lecture – écriture a la fin / a+b fichier binaire</text:p>
      <text:p text:style-name="P55"/>
      <text:p text:style-name="P45">flots standard</text:p>
      <text:p text:style-name="P56">* stdin (standard input) : unite d’entrée (clavier)</text:p>
      <text:p text:style-name="P56">* stdout (standard output) : unite de sortie (par défaut, l’écran)</text:p>
      <text:p text:style-name="P56">* sderr (standard error) unité d’affichage des messages d’erreur (par défaut, l’écran)</text:p>
      <text:p text:style-name="P56"/>
      <text:p text:style-name="P45">- fclose</text:p>
      <text:p text:style-name="P56">ferme le flot associé a un fichier par la fonction fopen</text:p>
      <text:p text:style-name="P56">fclose(flot) </text:p>
      <text:p text:style-name="P56">retour du nombre entier 0 : operation se déroule correctement</text:p>
      <text:p text:style-name="P56">retour d’une valeur non nulle : erreur lors de la fonction</text:p>
      <text:p text:style-name="P56"/>
      <text:p text:style-name="P45">- <text:span text:style-name="T17">entrées et sorties formatées</text:span></text:p>
      <text:p text:style-name="P58">fprintf : écrire des données dans un fichier,</text:p>
      <text:p text:style-name="P58">fscanf : lire les données dans un fichier,</text:p>
      <text:p text:style-name="P58"/>
      <text:p text:style-name="P46">- impression et lecture de caracteres</text:p>
      <text:p text:style-name="P58">fgetc (type int) : int fgetc(FILE* flot) </text:p>
      <text:p text:style-name="P58"><text:soft-page-break/>lire un caractere dans un fichier,</text:p>
      <text:p text:style-name="P58">retourne E0F quand c’est la fin d’un fichier,</text:p>
      <text:p text:style-name="P58"/>
      <text:p text:style-name="P58">fputc : int fputc(int caractere, FILE*flot)</text:p>
      <text:p text:style-name="P58">ecrire un caractere dans un fichier, </text:p>
      <text:p text:style-name="P59">Autres infos :</text:p>
      <text:p text:style-name="P60"/>
      <text:p text:style-name="P62">Différence entre le terminal, shell et la console</text:p>
      <text:p text:style-name="P60"/>
      <text:p text:style-name="P60">- t<text:span text:style-name="T13">erminal </text:span><text:span text:style-name="T15">ou console</text:span><text:span text:style-name="T13"> </text:span>appareil physique ou machine, avec une entrée et une sortie, situé a l’extrémite du reseau informatique, aujourdh’hui, terminal et console sont similaires </text:p>
      <text:p text:style-name="P60"/>
      <text:p text:style-name="P60">- <text:span text:style-name="T13">émulateur de terminal :</text:span> logiciel aui permet de taper des lignes de commande pour interagir avec un systeme d’exploitation, il recoit des instructions et affiche des résultats,</text:p>
      <text:p text:style-name="P60"/>
      <text:p text:style-name="P60">- <text:span text:style-name="T16">systeme d’exploitation unix :</text:span></text:p>
      <text:p text:style-name="P60">- <text:span text:style-name="T18">couche bas niveau du systeme (noyau) : “kernel”,</text:span></text:p>
      <text:p text:style-name="P60">- <text:span text:style-name="T18">couche de haut niveau (coque) : “shell”</text:span></text:p>
      <text:p text:style-name="P60"/>
      <text:p text:style-name="P61"><text:span text:style-name="T13">shell :</text:span> pour acceder, au noyau, il faut passer par la coque</text:p>
      <text:p text:style-name="P61">- logiciel qui fournit l’interface utilisateur du systeme d’exploitation,</text:p>
      <text:p text:style-name="P61">* CLI : Command Line Interface : interface en ligne de commande,</text:p>
      <text:p text:style-name="P61">on écrit des commades et le shell interprete et execute</text:p>
      <text:p text:style-name="P61">* GNU : Graphical User Interface : interface graphique exemple : bureau, écran d’accueil,</text:p>
      <text:p text:style-name="P61">on clique sur les élements présentés,</text:p>
      <text:p text:style-name="P61"/>
      <text:p text:style-name="P61">bash (shell par défaut) dans la majorité des distributions Unix</text:p>
      <text:p text:style-name="P61">(differentes facons de communiquer avec le noyau du systeme d’exploitation)</text:p>
      <text:p text:style-name="P58"/>
      <text:p text:style-name="P57"/>
      <text:p text:style-name="P56"/>
      <text:p text:style-name="P55"/>
      <text:p text:style-name="P55"/>
      <text:p text:style-name="P49"/>
      <text:p text:style-name="P49"/>
      <text:p text:style-name="P49"/>
      <text:p text:style-name="P48"/>
      <text:p text:style-name="P48"/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0:02:40.492409876</meta:creation-date>
    <dc:date>2025-11-21T14:55:30.987701146</dc:date>
    <meta:editing-duration>PT1H42M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2" meta:paragraph-count="234" meta:word-count="1589" meta:character-count="9364" meta:non-whitespace-character-count="7993"/>
  </office:meta>
</office:document-meta>
</file>